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aa6c" officeooo:paragraph-rsid="0016aa6c"/>
    </style:style>
    <style:style style:name="P2" style:family="paragraph" style:parent-style-name="Standard">
      <style:text-properties fo:language="tr" fo:country="TR" officeooo:rsid="0016aa6c" officeooo:paragraph-rsid="0016aa6c"/>
    </style:style>
    <style:style style:name="P3" style:family="paragraph" style:parent-style-name="Standard">
      <style:text-properties fo:language="tr" fo:country="TR" fo:font-weight="bold" officeooo:rsid="0016aa6c" officeooo:paragraph-rsid="0016aa6c" style:font-weight-asian="bold" style:font-weight-complex="bold"/>
    </style:style>
    <style:style style:name="T1" style:family="text">
      <style:text-properties fo:color="#bbb529" style:font-name="Courier New" fo:font-size="9pt" fo:font-style="normal" style:font-size-asian="9pt" style:font-style-asian="normal"/>
    </style:style>
    <style:style style:name="T2" style:family="text">
      <style:text-properties fo:color="#cc7832" style:font-name="Courier New" fo:font-size="9pt" fo:font-style="normal" style:font-size-asian="9pt" style:font-style-asian="normal"/>
    </style:style>
    <style:style style:name="T3" style:family="text">
      <style:text-properties fo:color="#ffc66d" style:font-name="Courier New" fo:font-size="9pt" fo:font-style="normal" style:font-size-asian="9pt" style:font-style-asian="normal"/>
    </style:style>
    <style:style style:name="T4" style:family="text">
      <style:text-properties fo:color="#a9b7c6" style:font-name="Courier New" fo:font-size="9pt" fo:font-style="normal" style:font-size-asian="9pt" style:font-style-asian="normal"/>
    </style:style>
    <style:style style:name="T5" style:family="text">
      <style:text-properties fo:color="#6a8759" style:font-name="Courier New" fo:font-size="9pt" fo:font-style="normal" style:font-size-asian="9pt" style:font-style-asian="normal"/>
    </style:style>
    <style:style style:name="T6" style:family="text">
      <style:text-properties fo:color="#9876aa" style:font-name="Courier New" fo:font-size="9pt" fo:font-style="normal" style:font-size-asian="9pt" style:font-style-asian="normal"/>
    </style:style>
    <style:style style:name="T7" style:family="text">
      <style:text-properties fo:color="#9876aa" style:font-name="Courier New" fo:font-size="9pt" fo:font-style="italic" style:font-size-asian="9pt" style:font-style-asian="italic"/>
    </style:style>
    <style:style style:name="T8" style:family="text">
      <style:text-properties fo:color="#ce181e"/>
    </style:style>
    <style:style style:name="T9" style:family="text">
      <style:text-properties fo:color="#000000" style:font-name="Courier New" fo:font-size="9pt" fo:font-style="normal" style:font-size-asian="9pt" style:font-style-asian="normal"/>
    </style:style>
    <style:style style:name="T10" style:family="text">
      <style:text-properties fo:color="#000000" style:font-name="Courier New" fo:font-size="9pt" fo:font-style="normal" officeooo:rsid="00183c8f" style:font-size-asian="9pt" style:font-style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Security Konfigürasyonunun Özelleştirilmesi</text:p>
      <text:p text:style-name="P1"/>
      <text:p text:style-name="P2">Default web app security konfigürasyonunu devre dışı bırakmak için bir konfigürasyon sınıfının @WebSecurityConfigurerAdapter sınıfını extend etmesi yeterlidir.</text:p>
      <text:p text:style-name="P2"/>
      <text:p text:style-name="P2">Configure metodu override edilmelidir. Bu aşamada artık Spring Security’nin web resource’ları üzerinde uyguladığı güvenlik kabiliyetleri tamamen uygulamaya özel bir biçimde değiştirilebilir haldedir.</text:p>
      <text:p text:style-name="P3"><text:span text:style-name="T4"><text:s/>AuthorizeRequests() </text:span><text:span text:style-name="T9">metodu çağırılarak dönen nesne üzerinden </text:span><text:span text:style-name="T10">bütün requestlerin sadece kimliklendirilmiş kullanıcılar tarafından erişilmesini sağlayabiliriz.</text:span></text:p>
      <text:p text:style-name="P2"/>
      <text:p text:style-name="P3"><text:span text:style-name="T1">@Override</text:span><text:line-break/><text:span text:style-name="T2">protected void </text:span><text:span text:style-name="T3">configure</text:span><text:span text:style-name="T4">(HttpSecurity http) </text:span><text:span text:style-name="T2">throws </text:span><text:span text:style-name="T4">Exception {</text:span><text:line-break/><text:span text:style-name="T4"> <text:s/>http.cors().and().csrf().disable().</text:span><text:line-break/><text:span text:style-name="T4"> <text:s text:c="9"/>authorizeRequests()</text:span><text:line-break/><text:span text:style-name="T4"> <text:s text:c="9"/>.antMatchers(</text:span><text:span text:style-name="T5">"/api/token/register"</text:span><text:span text:style-name="T2">, </text:span><text:span text:style-name="T5">"/api/token"</text:span><text:span text:style-name="T4">).permitAll()</text:span><text:line-break/><text:span text:style-name="T4"> <text:s text:c="9"/>.anyRequest().authenticated()</text:span><text:line-break/><text:span text:style-name="T4"> <text:s text:c="9"/>.and()</text:span><text:line-break/><text:span text:style-name="T4"> <text:s text:c="9"/>.exceptionHandling().authenticationEntryPoint(</text:span><text:span text:style-name="T6">unauthorizedHandler</text:span><text:span text:style-name="T4">).and()</text:span><text:line-break/><text:span text:style-name="T4"> <text:s text:c="9"/>.sessionManagement().sessionCreationPolicy(SessionCreationPolicy.</text:span><text:span text:style-name="T7">STATELESS</text:span><text:span text:style-name="T4">)</text:span><text:span text:style-name="T2">;</text:span><text:line-break/><text:span text:style-name="T2"> <text:s/></text:span><text:span text:style-name="T4">http.addFilterBefore(authenticationTokenFilterBean()</text:span><text:span text:style-name="T2">, </text:span><text:span text:style-name="T4">UsernamePasswordAuthenticationFilter.</text:span><text:span text:style-name="T2">class</text:span><text:span text:style-name="T4">)</text:span><text:span text:style-name="T2">;</text:span><text:line-break/><text:line-break/><text:span text:style-name="T4">}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14:27:07.826000000</meta:creation-date>
    <dc:date>2019-07-25T18:47:56.629000000</dc:date>
    <meta:editing-duration>PT3H54M17S</meta:editing-duration>
    <meta:editing-cycles>1</meta:editing-cycles>
    <meta:document-statistic meta:table-count="0" meta:image-count="0" meta:object-count="0" meta:page-count="1" meta:paragraph-count="5" meta:word-count="76" meta:character-count="1106" meta:non-whitespace-character-count="969"/>
    <meta:generator>LibreOffice/6.1.2.1$Windows_X86_64 LibreOffice_project/65905a128db06ba48db947242809d14d3f9a93fe</meta:generator>
  </office:meta>
</office:document-meta>
</file>